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1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type (H,O,I)</text:p>
          </table:table-cell>
          <table:table-cell office:value-type="string">
            <text:p>neighbors</text:p>
          </table:table-cell>
          <table:table-cell table:number-columns-repeated="1017"/>
        </table:table-row>
        <table:table-row table:style-name="ro1">
          <table:table-cell office:value-type="string">
            <text:p>SWLounge</text:p>
          </table:table-cell>
          <table:table-cell office:value-type="float" office:value="368">
            <text:p>368</text:p>
          </table:table-cell>
          <table:table-cell office:value-type="float" office:value="300">
            <text:p>300</text:p>
          </table:table-cell>
          <table:table-cell table:formula="of:=-((4096/2)-[.B2])*0.0328" office:value-type="float" office:value="-55.104">
            <text:p>-55.104</text:p>
          </table:table-cell>
          <table:table-cell table:formula="of:=((1440/2)-[.C2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SWInter</text:p>
          </table:table-cell>
          <table:table-cell table:number-columns-repeated="1017"/>
        </table:table-row>
        <table:table-row table:style-name="ro1">
          <table:table-cell office:value-type="string">
            <text:p>SWInter</text:p>
          </table:table-cell>
          <table:table-cell office:value-type="float" office:value="591">
            <text:p>591</text:p>
          </table:table-cell>
          <table:table-cell office:value-type="float" office:value="300">
            <text:p>300</text:p>
          </table:table-cell>
          <table:table-cell table:formula="of:=-((4096/2)-[.B3])*0.0328" office:value-type="float" office:value="-47.7896">
            <text:p>-47.7896</text:p>
          </table:table-cell>
          <table:table-cell table:formula="of:=((1440/2)-[.C3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SWLounge</text:p>
          </table:table-cell>
          <table:table-cell office:value-type="string">
            <text:p>SHallW</text:p>
          </table:table-cell>
          <table:table-cell office:value-type="string">
            <text:p>WHall1</text:p>
          </table:table-cell>
          <table:table-cell table:number-columns-repeated="1015"/>
        </table:table-row>
        <table:table-row table:style-name="ro1">
          <table:table-cell office:value-type="string">
            <text:p>WHall1</text:p>
          </table:table-cell>
          <table:table-cell office:value-type="float" office:value="913">
            <text:p>913</text:p>
          </table:table-cell>
          <table:table-cell office:value-type="float" office:value="300">
            <text:p>300</text:p>
          </table:table-cell>
          <table:table-cell table:formula="of:=-((4096/2)-[.B4])*0.0328" office:value-type="float" office:value="-37.228">
            <text:p>-37.228</text:p>
          </table:table-cell>
          <table:table-cell table:formula="of:=((1440/2)-[.C4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SWInter</text:p>
          </table:table-cell>
          <table:table-cell office:value-type="string">
            <text:p>WHall2</text:p>
          </table:table-cell>
          <table:table-cell table:number-columns-repeated="1016"/>
        </table:table-row>
        <table:table-row table:style-name="ro1">
          <table:table-cell office:value-type="string">
            <text:p>WHall2</text:p>
          </table:table-cell>
          <table:table-cell office:value-type="float" office:value="1158">
            <text:p>1158</text:p>
          </table:table-cell>
          <table:table-cell office:value-type="float" office:value="300">
            <text:p>300</text:p>
          </table:table-cell>
          <table:table-cell table:formula="of:=-((4096/2)-[.B5])*0.0328" office:value-type="float" office:value="-29.192">
            <text:p>-29.192</text:p>
          </table:table-cell>
          <table:table-cell table:formula="of:=((1440/2)-[.C5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1</text:p>
          </table:table-cell>
          <table:table-cell office:value-type="string">
            <text:p>WHall3</text:p>
          </table:table-cell>
          <table:table-cell table:number-columns-repeated="1016"/>
        </table:table-row>
        <table:table-row table:style-name="ro1">
          <table:table-cell office:value-type="string">
            <text:p>WHall3</text:p>
          </table:table-cell>
          <table:table-cell office:value-type="float" office:value="1430">
            <text:p>1430</text:p>
          </table:table-cell>
          <table:table-cell office:value-type="float" office:value="300">
            <text:p>300</text:p>
          </table:table-cell>
          <table:table-cell table:formula="of:=-((4096/2)-[.B6])*0.0328" office:value-type="float" office:value="-20.2704">
            <text:p>-20.2704</text:p>
          </table:table-cell>
          <table:table-cell table:formula="of:=((1440/2)-[.C6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2</text:p>
          </table:table-cell>
          <table:table-cell office:value-type="string">
            <text:p>WHall4</text:p>
          </table:table-cell>
          <table:table-cell table:number-columns-repeated="1016"/>
        </table:table-row>
        <table:table-row table:style-name="ro1">
          <table:table-cell office:value-type="string">
            <text:p>WHall4</text:p>
          </table:table-cell>
          <table:table-cell office:value-type="float" office:value="1686">
            <text:p>1686</text:p>
          </table:table-cell>
          <table:table-cell office:value-type="float" office:value="300">
            <text:p>300</text:p>
          </table:table-cell>
          <table:table-cell table:formula="of:=-((4096/2)-[.B7])*0.0328" office:value-type="float" office:value="-11.8736">
            <text:p>-11.8736</text:p>
          </table:table-cell>
          <table:table-cell table:formula="of:=((1440/2)-[.C7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3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1">
          <table:table-cell office:value-type="string">
            <text:p>WHall5</text:p>
          </table:table-cell>
          <table:table-cell office:value-type="float" office:value="1942">
            <text:p>1942</text:p>
          </table:table-cell>
          <table:table-cell office:value-type="float" office:value="300">
            <text:p>300</text:p>
          </table:table-cell>
          <table:table-cell table:formula="of:=-((4096/2)-[.B8])*0.0328" office:value-type="float" office:value="-3.4768">
            <text:p>-3.4768</text:p>
          </table:table-cell>
          <table:table-cell table:formula="of:=((1440/2)-[.C8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4</text:p>
          </table:table-cell>
          <table:table-cell office:value-type="string">
            <text:p>WHall6</text:p>
          </table:table-cell>
          <table:table-cell table:number-columns-repeated="1016"/>
        </table:table-row>
        <table:table-row table:style-name="ro1">
          <table:table-cell office:value-type="string">
            <text:p>WHall6</text:p>
          </table:table-cell>
          <table:table-cell office:value-type="float" office:value="2142">
            <text:p>2142</text:p>
          </table:table-cell>
          <table:table-cell office:value-type="float" office:value="300">
            <text:p>300</text:p>
          </table:table-cell>
          <table:table-cell table:formula="of:=-((4096/2)-[.B9])*0.0328" office:value-type="float" office:value="3.0832">
            <text:p>3.0832</text:p>
          </table:table-cell>
          <table:table-cell table:formula="of:=((1440/2)-[.C9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5</text:p>
          </table:table-cell>
          <table:table-cell office:value-type="string">
            <text:p>WInter</text:p>
          </table:table-cell>
          <table:table-cell table:number-columns-repeated="1016"/>
        </table:table-row>
        <table:table-row table:style-name="ro1">
          <table:table-cell office:value-type="string">
            <text:p>WInter</text:p>
          </table:table-cell>
          <table:table-cell office:value-type="float" office:value="2280">
            <text:p>2280</text:p>
          </table:table-cell>
          <table:table-cell office:value-type="float" office:value="300">
            <text:p>300</text:p>
          </table:table-cell>
          <table:table-cell table:formula="of:=-((4096/2)-[.B10])*0.0328" office:value-type="float" office:value="7.6096">
            <text:p>7.6096</text:p>
          </table:table-cell>
          <table:table-cell table:formula="of:=((1440/2)-[.C10])*0.0328" office:value-type="float" office:value="13.776">
            <text:p>13.776</text:p>
          </table:table-cell>
          <table:table-cell office:value-type="string">
            <text:p>H</text:p>
          </table:table-cell>
          <table:table-cell office:value-type="string">
            <text:p>WHall6</text:p>
          </table:table-cell>
          <table:table-cell office:value-type="string">
            <text:p>VendDoor</text:p>
          </table:table-cell>
          <table:table-cell office:value-type="string">
            <text:p>ShortHall</text:p>
          </table:table-cell>
          <table:table-cell table:number-columns-repeated="1015"/>
        </table:table-row>
        <table:table-row table:style-name="ro1">
          <table:table-cell office:value-type="string">
            <text:p>VendDoor</text:p>
          </table:table-cell>
          <table:table-cell office:value-type="float" office:value="2460">
            <text:p>2460</text:p>
          </table:table-cell>
          <table:table-cell office:value-type="float" office:value="294">
            <text:p>294</text:p>
          </table:table-cell>
          <table:table-cell table:formula="of:=-((4096/2)-[.B11])*0.0328" office:value-type="float" office:value="13.5136">
            <text:p>13.5136</text:p>
          </table:table-cell>
          <table:table-cell table:formula="of:=((1440/2)-[.C11])*0.0328" office:value-type="float" office:value="13.9728">
            <text:p>13.9728</text:p>
          </table:table-cell>
          <table:table-cell office:value-type="string">
            <text:p>H</text:p>
          </table:table-cell>
          <table:table-cell office:value-type="string">
            <text:p>WInter</text:p>
          </table:table-cell>
          <table:table-cell office:value-type="string">
            <text:p>NWDoor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NWDoor</text:p>
          </table:table-cell>
          <table:table-cell office:value-type="float" office:value="2797">
            <text:p>2797</text:p>
          </table:table-cell>
          <table:table-cell office:value-type="float" office:value="294">
            <text:p>294</text:p>
          </table:table-cell>
          <table:table-cell table:formula="of:=-((4096/2)-[.B12])*0.0328" office:value-type="float" office:value="24.5672">
            <text:p>24.5672</text:p>
          </table:table-cell>
          <table:table-cell table:formula="of:=((1440/2)-[.C12])*0.0328" office:value-type="float" office:value="13.9728">
            <text:p>13.9728</text:p>
          </table:table-cell>
          <table:table-cell office:value-type="string">
            <text:p>H</text:p>
          </table:table-cell>
          <table:table-cell office:value-type="string">
            <text:p>VendDoor</text:p>
          </table:table-cell>
          <table:table-cell office:value-type="string">
            <text:p>AtriumSW</text:p>
          </table:table-cell>
          <table:table-cell office:value-type="string">
            <text:p>AtriumS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triumSW</text:p>
          </table:table-cell>
          <table:table-cell office:value-type="float" office:value="2878">
            <text:p>2878</text:p>
          </table:table-cell>
          <table:table-cell office:value-type="float" office:value="294">
            <text:p>294</text:p>
          </table:table-cell>
          <table:table-cell table:formula="of:=-((4096/2)-[.B13])*0.0328" office:value-type="float" office:value="27.224">
            <text:p>27.224</text:p>
          </table:table-cell>
          <table:table-cell table:formula="of:=((1440/2)-[.C13])*0.0328" office:value-type="float" office:value="13.9728">
            <text:p>13.9728</text:p>
          </table:table-cell>
          <table:table-cell office:value-type="string">
            <text:p>H</text:p>
          </table:table-cell>
          <table:table-cell table:style-name="ce1" office:value-type="string">
            <text:p>AtriumS1</text:p>
          </table:table-cell>
          <table:table-cell office:value-type="string">
            <text:p>NWDoor</text:p>
          </table:table-cell>
          <table:table-cell office:value-type="string">
            <text:p>AtriumW</text:p>
          </table:table-cell>
          <table:table-cell table:number-columns-repeated="1015"/>
        </table:table-row>
        <table:table-row table:style-name="ro1">
          <table:table-cell office:value-type="string">
            <text:p>AtriumS1</text:p>
          </table:table-cell>
          <table:table-cell office:value-type="float" office:value="2868">
            <text:p>2868</text:p>
          </table:table-cell>
          <table:table-cell office:value-type="float" office:value="400">
            <text:p>400</text:p>
          </table:table-cell>
          <table:table-cell table:formula="of:=-((4096/2)-[.B14])*0.0328" office:value-type="float" office:value="26.896">
            <text:p>26.896</text:p>
          </table:table-cell>
          <table:table-cell table:formula="of:=((1440/2)-[.C14])*0.0328" office:value-type="float" office:value="10.496">
            <text:p>10.496</text:p>
          </table:table-cell>
          <table:table-cell office:value-type="string">
            <text:p>H</text:p>
          </table:table-cell>
          <table:table-cell table:style-name="ce1" office:value-type="string">
            <text:p>NWDoor</text:p>
          </table:table-cell>
          <table:table-cell office:value-type="string">
            <text:p>AtriumSW</text:p>
          </table:table-cell>
          <table:table-cell office:value-type="string">
            <text:p>AtriumS2</text:p>
          </table:table-cell>
          <table:table-cell table:number-columns-repeated="1015"/>
        </table:table-row>
        <table:table-row table:style-name="ro1">
          <table:table-cell office:value-type="string">
            <text:p>AtriumW</text:p>
          </table:table-cell>
          <table:table-cell office:value-type="float" office:value="3044">
            <text:p>3044</text:p>
          </table:table-cell>
          <table:table-cell office:value-type="float" office:value="294">
            <text:p>294</text:p>
          </table:table-cell>
          <table:table-cell table:formula="of:=-((4096/2)-[.B15])*0.0328" office:value-type="float" office:value="32.6688">
            <text:p>32.6688</text:p>
          </table:table-cell>
          <table:table-cell table:formula="of:=((1440/2)-[.C15])*0.0328" office:value-type="float" office:value="13.9728">
            <text:p>13.9728</text:p>
          </table:table-cell>
          <table:table-cell office:value-type="string">
            <text:p>H</text:p>
          </table:table-cell>
          <table:table-cell office:value-type="string">
            <text:p>AtriumSW</text:p>
          </table:table-cell>
          <table:table-cell office:value-type="string">
            <text:p>AtriumNW</text:p>
          </table:table-cell>
          <table:table-cell table:number-columns-repeated="1016"/>
        </table:table-row>
        <table:table-row table:style-name="ro1">
          <table:table-cell office:value-type="string">
            <text:p>AtriumNW</text:p>
          </table:table-cell>
          <table:table-cell office:value-type="float" office:value="3238">
            <text:p>3238</text:p>
          </table:table-cell>
          <table:table-cell office:value-type="float" office:value="294">
            <text:p>294</text:p>
          </table:table-cell>
          <table:table-cell table:formula="of:=-((4096/2)-[.B16])*0.0328" office:value-type="float" office:value="39.032">
            <text:p>39.032</text:p>
          </table:table-cell>
          <table:table-cell table:formula="of:=((1440/2)-[.C16])*0.0328" office:value-type="float" office:value="13.9728">
            <text:p>13.9728</text:p>
          </table:table-cell>
          <table:table-cell office:value-type="string">
            <text:p>H</text:p>
          </table:table-cell>
          <table:table-cell office:value-type="string">
            <text:p>AtriumW</text:p>
          </table:table-cell>
          <table:table-cell table:style-name="ce1" office:value-type="string">
            <text:p>CouchesW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chesW</text:p>
          </table:table-cell>
          <table:table-cell office:value-type="float" office:value="3269">
            <text:p>3269</text:p>
          </table:table-cell>
          <table:table-cell office:value-type="float" office:value="433">
            <text:p>433</text:p>
          </table:table-cell>
          <table:table-cell table:formula="of:=-((4096/2)-[.B17])*0.0328" office:value-type="float" office:value="40.0488">
            <text:p>40.0488</text:p>
          </table:table-cell>
          <table:table-cell table:formula="of:=((1440/2)-[.C17])*0.0328" office:value-type="float" office:value="9.4136">
            <text:p>9.4136</text:p>
          </table:table-cell>
          <table:table-cell office:value-type="string">
            <text:p>H</text:p>
          </table:table-cell>
          <table:table-cell office:value-type="string">
            <text:p>AtriumNW</text:p>
          </table:table-cell>
          <table:table-cell office:value-type="string">
            <text:p>CouchesE</text:p>
          </table:table-cell>
          <table:table-cell table:number-columns-repeated="1016"/>
        </table:table-row>
        <table:table-row table:style-name="ro1">
          <table:table-cell office:value-type="string">
            <text:p>CouchesE</text:p>
          </table:table-cell>
          <table:table-cell office:value-type="float" office:value="3269">
            <text:p>3269</text:p>
          </table:table-cell>
          <table:table-cell office:value-type="float" office:value="580">
            <text:p>580</text:p>
          </table:table-cell>
          <table:table-cell table:formula="of:=-((4096/2)-[.B18])*0.0328" office:value-type="float" office:value="40.0488">
            <text:p>40.0488</text:p>
          </table:table-cell>
          <table:table-cell table:formula="of:=((1440/2)-[.C18])*0.0328" office:value-type="float" office:value="4.592">
            <text:p>4.592</text:p>
          </table:table-cell>
          <table:table-cell office:value-type="string">
            <text:p>H</text:p>
          </table:table-cell>
          <table:table-cell table:style-name="ce1" office:value-type="string">
            <text:p>CouchesW</text:p>
          </table:table-cell>
          <table:table-cell office:value-type="string">
            <text:p>AtriumN</text:p>
          </table:table-cell>
          <table:table-cell table:number-columns-repeated="1016"/>
        </table:table-row>
        <table:table-row table:style-name="ro1">
          <table:table-cell office:value-type="string">
            <text:p>AtriumN</text:p>
          </table:table-cell>
          <table:table-cell office:value-type="float" office:value="3247">
            <text:p>3247</text:p>
          </table:table-cell>
          <table:table-cell office:value-type="float" office:value="716">
            <text:p>716</text:p>
          </table:table-cell>
          <table:table-cell table:formula="of:=-((4096/2)-[.B19])*0.0328" office:value-type="float" office:value="39.3272">
            <text:p>39.3272</text:p>
          </table:table-cell>
          <table:table-cell table:formula="of:=((1440/2)-[.C19])*0.0328" office:value-type="float" office:value="0.1312">
            <text:p>0.1312</text:p>
          </table:table-cell>
          <table:table-cell office:value-type="string">
            <text:p>H</text:p>
          </table:table-cell>
          <table:table-cell office:value-type="string">
            <text:p>CouchesE</text:p>
          </table:table-cell>
          <table:table-cell office:value-type="string">
            <text:p>AtriumNE</text:p>
          </table:table-cell>
          <table:table-cell table:number-columns-repeated="1016"/>
        </table:table-row>
        <table:table-row table:style-name="ro1">
          <table:table-cell office:value-type="string">
            <text:p>AtriumNE</text:p>
          </table:table-cell>
          <table:table-cell office:value-type="float" office:value="3247">
            <text:p>3247</text:p>
          </table:table-cell>
          <table:table-cell office:value-type="float" office:value="940">
            <text:p>940</text:p>
          </table:table-cell>
          <table:table-cell table:formula="of:=-((4096/2)-[.B20])*0.0328" office:value-type="float" office:value="39.3272">
            <text:p>39.3272</text:p>
          </table:table-cell>
          <table:table-cell table:formula="of:=((1440/2)-[.C20])*0.0328" office:value-type="float" office:value="-7.216">
            <text:p>-7.216</text:p>
          </table:table-cell>
          <table:table-cell office:value-type="string">
            <text:p>H</text:p>
          </table:table-cell>
          <table:table-cell office:value-type="string">
            <text:p>AtriumN</text:p>
          </table:table-cell>
          <table:table-cell table:number-columns-repeated="1017"/>
        </table:table-row>
        <table:table-row table:style-name="ro1">
          <table:table-cell office:value-type="string">
            <text:p>AtriumS2</text:p>
          </table:table-cell>
          <table:table-cell office:value-type="float" office:value="2891">
            <text:p>2891</text:p>
          </table:table-cell>
          <table:table-cell office:value-type="float" office:value="550">
            <text:p>550</text:p>
          </table:table-cell>
          <table:table-cell table:formula="of:=-((4096/2)-[.B21])*0.0328" office:value-type="float" office:value="27.6504">
            <text:p>27.6504</text:p>
          </table:table-cell>
          <table:table-cell table:formula="of:=((1440/2)-[.C21])*0.0328" office:value-type="float" office:value="5.576">
            <text:p>5.576</text:p>
          </table:table-cell>
          <table:table-cell office:value-type="string">
            <text:p>H</text:p>
          </table:table-cell>
          <table:table-cell office:value-type="string">
            <text:p>AtriumS1</text:p>
          </table:table-cell>
          <table:table-cell office:value-type="string">
            <text:p>AtriumS3</text:p>
          </table:table-cell>
          <table:table-cell table:number-columns-repeated="1016"/>
        </table:table-row>
        <table:table-row table:style-name="ro1">
          <table:table-cell office:value-type="string">
            <text:p>AtriumS3</text:p>
          </table:table-cell>
          <table:table-cell office:value-type="float" office:value="2891">
            <text:p>2891</text:p>
          </table:table-cell>
          <table:table-cell office:value-type="float" office:value="735">
            <text:p>735</text:p>
          </table:table-cell>
          <table:table-cell table:formula="of:=-((4096/2)-[.B22])*0.0328" office:value-type="float" office:value="27.6504">
            <text:p>27.6504</text:p>
          </table:table-cell>
          <table:table-cell table:formula="of:=((1440/2)-[.C22])*0.0328" office:value-type="float" office:value="-0.492">
            <text:p>-0.492</text:p>
          </table:table-cell>
          <table:table-cell office:value-type="string">
            <text:p>H</text:p>
          </table:table-cell>
          <table:table-cell office:value-type="string">
            <text:p>AtriumS2</text:p>
          </table:table-cell>
          <table:table-cell office:value-type="string">
            <text:p>AtriumS4</text:p>
          </table:table-cell>
          <table:table-cell table:number-columns-repeated="1016"/>
        </table:table-row>
        <table:table-row table:style-name="ro1">
          <table:table-cell office:value-type="string">
            <text:p>AtriumS4</text:p>
          </table:table-cell>
          <table:table-cell office:value-type="float" office:value="2871">
            <text:p>2871</text:p>
          </table:table-cell>
          <table:table-cell office:value-type="float" office:value="908">
            <text:p>908</text:p>
          </table:table-cell>
          <table:table-cell table:formula="of:=-((4096/2)-[.B23])*0.0328" office:value-type="float" office:value="26.9944">
            <text:p>26.9944</text:p>
          </table:table-cell>
          <table:table-cell table:formula="of:=((1440/2)-[.C23])*0.0328" office:value-type="float" office:value="-6.1664">
            <text:p>-6.1664</text:p>
          </table:table-cell>
          <table:table-cell office:value-type="string">
            <text:p>H</text:p>
          </table:table-cell>
          <table:table-cell office:value-type="string">
            <text:p>AtriumS3</text:p>
          </table:table-cell>
          <table:table-cell office:value-type="string">
            <text:p>AtriumSE</text:p>
          </table:table-cell>
          <table:table-cell table:number-columns-repeated="1016"/>
        </table:table-row>
        <table:table-row table:style-name="ro1">
          <table:table-cell office:value-type="string">
            <text:p>AtriumSE</text:p>
          </table:table-cell>
          <table:table-cell office:value-type="float" office:value="2736">
            <text:p>2736</text:p>
          </table:table-cell>
          <table:table-cell office:value-type="float" office:value="985">
            <text:p>985</text:p>
          </table:table-cell>
          <table:table-cell table:formula="of:=-((4096/2)-[.B24])*0.0328" office:value-type="float" office:value="22.5664">
            <text:p>22.5664</text:p>
          </table:table-cell>
          <table:table-cell table:formula="of:=((1440/2)-[.C24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AtriumS4</text:p>
          </table:table-cell>
          <table:table-cell office:value-type="string">
            <text:p>NEDoor</text:p>
          </table:table-cell>
          <table:table-cell table:number-columns-repeated="1016"/>
        </table:table-row>
        <table:table-row table:style-name="ro1">
          <table:table-cell office:value-type="string">
            <text:p>NEDoor</text:p>
          </table:table-cell>
          <table:table-cell office:value-type="float" office:value="2831">
            <text:p>2831</text:p>
          </table:table-cell>
          <table:table-cell office:value-type="float" office:value="985">
            <text:p>985</text:p>
          </table:table-cell>
          <table:table-cell table:formula="of:=-((4096/2)-[.B25])*0.0328" office:value-type="float" office:value="25.6824">
            <text:p>25.6824</text:p>
          </table:table-cell>
          <table:table-cell table:formula="of:=((1440/2)-[.C25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AtriumSE</text:p>
          </table:table-cell>
          <table:table-cell office:value-type="string">
            <text:p>NEHall</text:p>
          </table:table-cell>
          <table:table-cell table:number-columns-repeated="1016"/>
        </table:table-row>
        <table:table-row table:style-name="ro1">
          <table:table-cell office:value-type="string">
            <text:p>NEHall</text:p>
          </table:table-cell>
          <table:table-cell office:value-type="float" office:value="2500">
            <text:p>2500</text:p>
          </table:table-cell>
          <table:table-cell office:value-type="float" office:value="985">
            <text:p>985</text:p>
          </table:table-cell>
          <table:table-cell table:formula="of:=-((4096/2)-[.B26])*0.0328" office:value-type="float" office:value="14.8256">
            <text:p>14.8256</text:p>
          </table:table-cell>
          <table:table-cell table:formula="of:=((1440/2)-[.C26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NEDoor</text:p>
          </table:table-cell>
          <table:table-cell office:value-type="string">
            <text:p>EInter</text:p>
          </table:table-cell>
          <table:table-cell table:number-columns-repeated="1016"/>
        </table:table-row>
        <table:table-row table:style-name="ro1">
          <table:table-cell office:value-type="string">
            <text:p>EInter</text:p>
          </table:table-cell>
          <table:table-cell office:value-type="float" office:value="2280">
            <text:p>2280</text:p>
          </table:table-cell>
          <table:table-cell office:value-type="float" office:value="985">
            <text:p>985</text:p>
          </table:table-cell>
          <table:table-cell table:formula="of:=-((4096/2)-[.B27])*0.0328" office:value-type="float" office:value="7.6096">
            <text:p>7.6096</text:p>
          </table:table-cell>
          <table:table-cell table:formula="of:=((1440/2)-[.C27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ShortHall</text:p>
          </table:table-cell>
          <table:table-cell office:value-type="string">
            <text:p>NEHall</text:p>
          </table:table-cell>
          <table:table-cell office:value-type="string">
            <text:p>EHall6</text:p>
          </table:table-cell>
          <table:table-cell table:number-columns-repeated="1015"/>
        </table:table-row>
        <table:table-row table:style-name="ro1">
          <table:table-cell office:value-type="string">
            <text:p>ShortHall</text:p>
          </table:table-cell>
          <table:table-cell office:value-type="float" office:value="2280">
            <text:p>2280</text:p>
          </table:table-cell>
          <table:table-cell office:value-type="float" office:value="640">
            <text:p>640</text:p>
          </table:table-cell>
          <table:table-cell table:formula="of:=-((4096/2)-[.B28])*0.0328" office:value-type="float" office:value="7.6096">
            <text:p>7.6096</text:p>
          </table:table-cell>
          <table:table-cell table:formula="of:=((1440/2)-[.C28])*0.0328" office:value-type="float" office:value="2.624">
            <text:p>2.624</text:p>
          </table:table-cell>
          <table:table-cell office:value-type="string">
            <text:p>H</text:p>
          </table:table-cell>
          <table:table-cell office:value-type="string">
            <text:p>WInter</text:p>
          </table:table-cell>
          <table:table-cell office:value-type="string">
            <text:p>EInter</text:p>
          </table:table-cell>
          <table:table-cell table:number-columns-repeated="1016"/>
        </table:table-row>
        <table:table-row table:style-name="ro1">
          <table:table-cell office:value-type="string">
            <text:p>EHall6</text:p>
          </table:table-cell>
          <table:table-cell office:value-type="float" office:value="2142">
            <text:p>2142</text:p>
          </table:table-cell>
          <table:table-cell office:value-type="float" office:value="985">
            <text:p>985</text:p>
          </table:table-cell>
          <table:table-cell table:formula="of:=-((4096/2)-[.B29])*0.0328" office:value-type="float" office:value="3.0832">
            <text:p>3.0832</text:p>
          </table:table-cell>
          <table:table-cell table:formula="of:=((1440/2)-[.C29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Inter</text:p>
          </table:table-cell>
          <table:table-cell office:value-type="string">
            <text:p>EHall5</text:p>
          </table:table-cell>
          <table:table-cell table:number-columns-repeated="1016"/>
        </table:table-row>
        <table:table-row table:style-name="ro1">
          <table:table-cell office:value-type="string">
            <text:p>EHall5</text:p>
          </table:table-cell>
          <table:table-cell office:value-type="float" office:value="1942">
            <text:p>1942</text:p>
          </table:table-cell>
          <table:table-cell office:value-type="float" office:value="985">
            <text:p>985</text:p>
          </table:table-cell>
          <table:table-cell table:formula="of:=-((4096/2)-[.B30])*0.0328" office:value-type="float" office:value="-3.4768">
            <text:p>-3.4768</text:p>
          </table:table-cell>
          <table:table-cell table:formula="of:=((1440/2)-[.C30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6</text:p>
          </table:table-cell>
          <table:table-cell office:value-type="string">
            <text:p>EHall4</text:p>
          </table:table-cell>
          <table:table-cell table:number-columns-repeated="1016"/>
        </table:table-row>
        <table:table-row table:style-name="ro1">
          <table:table-cell office:value-type="string">
            <text:p>EHall4</text:p>
          </table:table-cell>
          <table:table-cell office:value-type="float" office:value="1686">
            <text:p>1686</text:p>
          </table:table-cell>
          <table:table-cell office:value-type="float" office:value="985">
            <text:p>985</text:p>
          </table:table-cell>
          <table:table-cell table:formula="of:=-((4096/2)-[.B31])*0.0328" office:value-type="float" office:value="-11.8736">
            <text:p>-11.8736</text:p>
          </table:table-cell>
          <table:table-cell table:formula="of:=((1440/2)-[.C31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5</text:p>
          </table:table-cell>
          <table:table-cell office:value-type="string">
            <text:p>EHall3</text:p>
          </table:table-cell>
          <table:table-cell table:number-columns-repeated="1016"/>
        </table:table-row>
        <table:table-row table:style-name="ro1">
          <table:table-cell office:value-type="string">
            <text:p>EHall3</text:p>
          </table:table-cell>
          <table:table-cell office:value-type="float" office:value="1430">
            <text:p>1430</text:p>
          </table:table-cell>
          <table:table-cell office:value-type="float" office:value="985">
            <text:p>985</text:p>
          </table:table-cell>
          <table:table-cell table:formula="of:=-((4096/2)-[.B32])*0.0328" office:value-type="float" office:value="-20.2704">
            <text:p>-20.2704</text:p>
          </table:table-cell>
          <table:table-cell table:formula="of:=((1440/2)-[.C32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4</text:p>
          </table:table-cell>
          <table:table-cell office:value-type="string">
            <text:p>EHall2</text:p>
          </table:table-cell>
          <table:table-cell table:number-columns-repeated="1016"/>
        </table:table-row>
        <table:table-row table:style-name="ro1">
          <table:table-cell office:value-type="string">
            <text:p>EHall2</text:p>
          </table:table-cell>
          <table:table-cell office:value-type="float" office:value="1158">
            <text:p>1158</text:p>
          </table:table-cell>
          <table:table-cell office:value-type="float" office:value="985">
            <text:p>985</text:p>
          </table:table-cell>
          <table:table-cell table:formula="of:=-((4096/2)-[.B33])*0.0328" office:value-type="float" office:value="-29.192">
            <text:p>-29.192</text:p>
          </table:table-cell>
          <table:table-cell table:formula="of:=((1440/2)-[.C33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3</text:p>
          </table:table-cell>
          <table:table-cell office:value-type="string">
            <text:p>EHall1</text:p>
          </table:table-cell>
          <table:table-cell table:number-columns-repeated="1016"/>
        </table:table-row>
        <table:table-row table:style-name="ro1">
          <table:table-cell office:value-type="string">
            <text:p>EHall1</text:p>
          </table:table-cell>
          <table:table-cell office:value-type="float" office:value="913">
            <text:p>913</text:p>
          </table:table-cell>
          <table:table-cell office:value-type="float" office:value="985">
            <text:p>985</text:p>
          </table:table-cell>
          <table:table-cell table:formula="of:=-((4096/2)-[.B34])*0.0328" office:value-type="float" office:value="-37.228">
            <text:p>-37.228</text:p>
          </table:table-cell>
          <table:table-cell table:formula="of:=((1440/2)-[.C34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2</text:p>
          </table:table-cell>
          <table:table-cell office:value-type="string">
            <text:p>SEInter</text:p>
          </table:table-cell>
          <table:table-cell table:number-columns-repeated="1016"/>
        </table:table-row>
        <table:table-row table:style-name="ro1">
          <table:table-cell office:value-type="string">
            <text:p>SEInter</text:p>
          </table:table-cell>
          <table:table-cell office:value-type="float" office:value="591">
            <text:p>591</text:p>
          </table:table-cell>
          <table:table-cell office:value-type="float" office:value="985">
            <text:p>985</text:p>
          </table:table-cell>
          <table:table-cell table:formula="of:=-((4096/2)-[.B35])*0.0328" office:value-type="float" office:value="-47.7896">
            <text:p>-47.7896</text:p>
          </table:table-cell>
          <table:table-cell table:formula="of:=((1440/2)-[.C35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EHall1</text:p>
          </table:table-cell>
          <table:table-cell office:value-type="string">
            <text:p>SHallE</text:p>
          </table:table-cell>
          <table:table-cell office:value-type="string">
            <text:p>SEStairs</text:p>
          </table:table-cell>
          <table:table-cell table:number-columns-repeated="1015"/>
        </table:table-row>
        <table:table-row table:style-name="ro1">
          <table:table-cell office:value-type="string">
            <text:p>SEStairs</text:p>
          </table:table-cell>
          <table:table-cell office:value-type="float" office:value="421">
            <text:p>421</text:p>
          </table:table-cell>
          <table:table-cell office:value-type="float" office:value="985">
            <text:p>985</text:p>
          </table:table-cell>
          <table:table-cell table:formula="of:=-((4096/2)-[.B36])*0.0328" office:value-type="float" office:value="-53.3656">
            <text:p>-53.3656</text:p>
          </table:table-cell>
          <table:table-cell table:formula="of:=((1440/2)-[.C36])*0.0328" office:value-type="float" office:value="-8.692">
            <text:p>-8.692</text:p>
          </table:table-cell>
          <table:table-cell office:value-type="string">
            <text:p>H</text:p>
          </table:table-cell>
          <table:table-cell office:value-type="string">
            <text:p>SEInter</text:p>
          </table:table-cell>
          <table:table-cell office:value-type="string">
            <text:p>SELounge</text:p>
          </table:table-cell>
          <table:table-cell table:number-columns-repeated="1016"/>
        </table:table-row>
        <table:table-row table:style-name="ro1">
          <table:table-cell office:value-type="string">
            <text:p>SELounge</text:p>
          </table:table-cell>
          <table:table-cell office:value-type="float" office:value="361">
            <text:p>361</text:p>
          </table:table-cell>
          <table:table-cell office:value-type="float" office:value="1045">
            <text:p>1045</text:p>
          </table:table-cell>
          <table:table-cell table:formula="of:=-((4096/2)-[.B37])*0.0328" office:value-type="float" office:value="-55.3336">
            <text:p>-55.3336</text:p>
          </table:table-cell>
          <table:table-cell table:formula="of:=((1440/2)-[.C37])*0.0328" office:value-type="float" office:value="-10.66">
            <text:p>-10.66</text:p>
          </table:table-cell>
          <table:table-cell office:value-type="string">
            <text:p>H</text:p>
          </table:table-cell>
          <table:table-cell office:value-type="string">
            <text:p>SEStairs</text:p>
          </table:table-cell>
          <table:table-cell table:number-columns-repeated="1017"/>
        </table:table-row>
        <table:table-row table:style-name="ro1">
          <table:table-cell office:value-type="string">
            <text:p>SHallW</text:p>
          </table:table-cell>
          <table:table-cell office:value-type="float" office:value="591">
            <text:p>591</text:p>
          </table:table-cell>
          <table:table-cell office:value-type="float" office:value="538">
            <text:p>538</text:p>
          </table:table-cell>
          <table:table-cell table:formula="of:=-((4096/2)-[.B38])*0.0328" office:value-type="float" office:value="-47.7896">
            <text:p>-47.7896</text:p>
          </table:table-cell>
          <table:table-cell table:formula="of:=((1440/2)-[.C38])*0.0328" office:value-type="float" office:value="5.9696">
            <text:p>5.9696</text:p>
          </table:table-cell>
          <table:table-cell table:style-name="ce2" office:value-type="string">
            <text:p>H</text:p>
          </table:table-cell>
          <table:table-cell office:value-type="string">
            <text:p>SWInter</text:p>
          </table:table-cell>
          <table:table-cell office:value-type="string">
            <text:p>SHallE</text:p>
          </table:table-cell>
          <table:table-cell table:number-columns-repeated="1016"/>
        </table:table-row>
        <table:table-row table:style-name="ro1">
          <table:table-cell office:value-type="string">
            <text:p>SHallE</text:p>
          </table:table-cell>
          <table:table-cell office:value-type="float" office:value="591">
            <text:p>591</text:p>
          </table:table-cell>
          <table:table-cell office:value-type="float" office:value="762">
            <text:p>762</text:p>
          </table:table-cell>
          <table:table-cell table:formula="of:=-((4096/2)-[.B39])*0.0328" office:value-type="float" office:value="-47.7896">
            <text:p>-47.7896</text:p>
          </table:table-cell>
          <table:table-cell table:formula="of:=((1440/2)-[.C39])*0.0328" office:value-type="float" office:value="-1.3776">
            <text:p>-1.3776</text:p>
          </table:table-cell>
          <table:table-cell table:style-name="ce2" office:value-type="string">
            <text:p>H</text:p>
          </table:table-cell>
          <table:table-cell office:value-type="string">
            <text:p>SEInter</text:p>
          </table:table-cell>
          <table:table-cell office:value-type="string">
            <text:p>SHallW</text:p>
          </table:table-cell>
          <table:table-cell table:number-columns-repeated="1016"/>
        </table:table-row>
        <table:table-row table:style-name="ro1">
          <table:table-cell office:value-type="string">
            <text:p>Office3675</text:p>
          </table:table-cell>
          <table:table-cell office:value-type="float" office:value="591">
            <text:p>591</text:p>
          </table:table-cell>
          <table:table-cell office:value-type="float" office:value="1010">
            <text:p>1010</text:p>
          </table:table-cell>
          <table:table-cell table:formula="of:=-((4096/2)-[.B40])*0.0328" office:value-type="float" office:value="-47.7896">
            <text:p>-47.7896</text:p>
          </table:table-cell>
          <table:table-cell table:formula="of:=((1440/2)-[.C40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table:number-columns-repeated="1017"/>
        </table:table-row>
        <table:table-row table:style-name="ro1">
          <table:table-cell office:value-type="string">
            <text:p>Office3673</text:p>
          </table:table-cell>
          <table:table-cell office:value-type="float" office:value="677">
            <text:p>677</text:p>
          </table:table-cell>
          <table:table-cell office:value-type="float" office:value="1010">
            <text:p>1010</text:p>
          </table:table-cell>
          <table:table-cell table:formula="of:=-((4096/2)-[.B41])*0.0328" office:value-type="float" office:value="-44.9688">
            <text:p>-44.9688</text:p>
          </table:table-cell>
          <table:table-cell table:formula="of:=((1440/2)-[.C41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office:value-type="string">
            <text:p>EHall1</text:p>
          </table:table-cell>
          <table:table-cell table:number-columns-repeated="1016"/>
        </table:table-row>
        <table:table-row table:style-name="ro1">
          <table:table-cell office:value-type="string">
            <text:p>Office3671</text:p>
          </table:table-cell>
          <table:table-cell office:value-type="float" office:value="761">
            <text:p>761</text:p>
          </table:table-cell>
          <table:table-cell office:value-type="float" office:value="1010">
            <text:p>1010</text:p>
          </table:table-cell>
          <table:table-cell table:formula="of:=-((4096/2)-[.B42])*0.0328" office:value-type="float" office:value="-42.2136">
            <text:p>-42.2136</text:p>
          </table:table-cell>
          <table:table-cell table:formula="of:=((1440/2)-[.C42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office:value-type="string">
            <text:p>EHall1</text:p>
          </table:table-cell>
          <table:table-cell table:number-columns-repeated="1016"/>
        </table:table-row>
        <table:table-row table:style-name="ro1">
          <table:table-cell office:value-type="string">
            <text:p>Office3669</text:p>
          </table:table-cell>
          <table:table-cell office:value-type="float" office:value="845">
            <text:p>845</text:p>
          </table:table-cell>
          <table:table-cell office:value-type="float" office:value="1010">
            <text:p>1010</text:p>
          </table:table-cell>
          <table:table-cell table:formula="of:=-((4096/2)-[.B43])*0.0328" office:value-type="float" office:value="-39.4584">
            <text:p>-39.4584</text:p>
          </table:table-cell>
          <table:table-cell table:formula="of:=((1440/2)-[.C43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table:number-columns-repeated="1017"/>
        </table:table-row>
        <table:table-row table:style-name="ro1">
          <table:table-cell office:value-type="string">
            <text:p>Office3659</text:p>
          </table:table-cell>
          <table:table-cell office:value-type="float" office:value="930">
            <text:p>930</text:p>
          </table:table-cell>
          <table:table-cell office:value-type="float" office:value="1010">
            <text:p>1010</text:p>
          </table:table-cell>
          <table:table-cell table:formula="of:=-((4096/2)-[.B44])*0.0328" office:value-type="float" office:value="-36.6704">
            <text:p>-36.6704</text:p>
          </table:table-cell>
          <table:table-cell table:formula="of:=((1440/2)-[.C44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table:number-columns-repeated="1017"/>
        </table:table-row>
        <table:table-row table:style-name="ro1">
          <table:table-cell office:value-type="string">
            <text:p>Office3657</text:p>
          </table:table-cell>
          <table:table-cell office:value-type="float" office:value="1014">
            <text:p>1014</text:p>
          </table:table-cell>
          <table:table-cell office:value-type="float" office:value="1010">
            <text:p>1010</text:p>
          </table:table-cell>
          <table:table-cell table:formula="of:=-((4096/2)-[.B45])*0.0328" office:value-type="float" office:value="-33.9152">
            <text:p>-33.9152</text:p>
          </table:table-cell>
          <table:table-cell table:formula="of:=((1440/2)-[.C45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office:value-type="string">
            <text:p>EHall2</text:p>
          </table:table-cell>
          <table:table-cell table:number-columns-repeated="1016"/>
        </table:table-row>
        <table:table-row table:style-name="ro1">
          <table:table-cell office:value-type="string">
            <text:p>Office3655</text:p>
          </table:table-cell>
          <table:table-cell office:value-type="float" office:value="1098">
            <text:p>1098</text:p>
          </table:table-cell>
          <table:table-cell office:value-type="float" office:value="1010">
            <text:p>1010</text:p>
          </table:table-cell>
          <table:table-cell table:formula="of:=-((4096/2)-[.B46])*0.0328" office:value-type="float" office:value="-31.16">
            <text:p>-31.16</text:p>
          </table:table-cell>
          <table:table-cell table:formula="of:=((1440/2)-[.C46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table:number-columns-repeated="1017"/>
        </table:table-row>
        <table:table-row table:style-name="ro1">
          <table:table-cell office:value-type="string">
            <text:p>Office3651</text:p>
          </table:table-cell>
          <table:table-cell office:value-type="float" office:value="1183">
            <text:p>1183</text:p>
          </table:table-cell>
          <table:table-cell office:value-type="float" office:value="1010">
            <text:p>1010</text:p>
          </table:table-cell>
          <table:table-cell table:formula="of:=-((4096/2)-[.B47])*0.0328" office:value-type="float" office:value="-28.372">
            <text:p>-28.372</text:p>
          </table:table-cell>
          <table:table-cell table:formula="of:=((1440/2)-[.C47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table:number-columns-repeated="1017"/>
        </table:table-row>
        <table:table-row table:style-name="ro1">
          <table:table-cell office:value-type="string">
            <text:p>Office3647</text:p>
          </table:table-cell>
          <table:table-cell office:value-type="float" office:value="1268">
            <text:p>1268</text:p>
          </table:table-cell>
          <table:table-cell office:value-type="float" office:value="1010">
            <text:p>1010</text:p>
          </table:table-cell>
          <table:table-cell table:formula="of:=-((4096/2)-[.B48])*0.0328" office:value-type="float" office:value="-25.584">
            <text:p>-25.584</text:p>
          </table:table-cell>
          <table:table-cell table:formula="of:=((1440/2)-[.C48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office:value-type="string">
            <text:p>EHall3</text:p>
          </table:table-cell>
          <table:table-cell table:number-columns-repeated="1016"/>
        </table:table-row>
        <table:table-row table:style-name="ro1">
          <table:table-cell office:value-type="string">
            <text:p>Office3645</text:p>
          </table:table-cell>
          <table:table-cell office:value-type="float" office:value="1352">
            <text:p>1352</text:p>
          </table:table-cell>
          <table:table-cell office:value-type="float" office:value="1010">
            <text:p>1010</text:p>
          </table:table-cell>
          <table:table-cell table:formula="of:=-((4096/2)-[.B49])*0.0328" office:value-type="float" office:value="-22.8288">
            <text:p>-22.8288</text:p>
          </table:table-cell>
          <table:table-cell table:formula="of:=((1440/2)-[.C49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office:value-type="string">
            <text:p>EHall3</text:p>
          </table:table-cell>
          <table:table-cell table:number-columns-repeated="1016"/>
        </table:table-row>
        <table:table-row table:style-name="ro1">
          <table:table-cell office:value-type="string">
            <text:p>Office3637</text:p>
          </table:table-cell>
          <table:table-cell office:value-type="float" office:value="1437">
            <text:p>1437</text:p>
          </table:table-cell>
          <table:table-cell office:value-type="float" office:value="1010">
            <text:p>1010</text:p>
          </table:table-cell>
          <table:table-cell table:formula="of:=-((4096/2)-[.B50])*0.0328" office:value-type="float" office:value="-20.0408">
            <text:p>-20.0408</text:p>
          </table:table-cell>
          <table:table-cell table:formula="of:=((1440/2)-[.C50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table:number-columns-repeated="1017"/>
        </table:table-row>
        <table:table-row table:style-name="ro1">
          <table:table-cell office:value-type="string">
            <text:p>Office3635</text:p>
          </table:table-cell>
          <table:table-cell office:value-type="float" office:value="1520">
            <text:p>1520</text:p>
          </table:table-cell>
          <table:table-cell office:value-type="float" office:value="1010">
            <text:p>1010</text:p>
          </table:table-cell>
          <table:table-cell table:formula="of:=-((4096/2)-[.B51])*0.0328" office:value-type="float" office:value="-17.3184">
            <text:p>-17.3184</text:p>
          </table:table-cell>
          <table:table-cell table:formula="of:=((1440/2)-[.C51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office:value-type="string">
            <text:p>EHall4</text:p>
          </table:table-cell>
          <table:table-cell table:number-columns-repeated="1016"/>
        </table:table-row>
        <table:table-row table:style-name="ro1">
          <table:table-cell office:value-type="string">
            <text:p>Office3627</text:p>
          </table:table-cell>
          <table:table-cell office:value-type="float" office:value="1605">
            <text:p>1605</text:p>
          </table:table-cell>
          <table:table-cell office:value-type="float" office:value="1010">
            <text:p>1010</text:p>
          </table:table-cell>
          <table:table-cell table:formula="of:=-((4096/2)-[.B52])*0.0328" office:value-type="float" office:value="-14.5304">
            <text:p>-14.5304</text:p>
          </table:table-cell>
          <table:table-cell table:formula="of:=((1440/2)-[.C52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office:value-type="string">
            <text:p>EHall4</text:p>
          </table:table-cell>
          <table:table-cell table:number-columns-repeated="1016"/>
        </table:table-row>
        <table:table-row table:style-name="ro1">
          <table:table-cell office:value-type="string">
            <text:p>Office3625</text:p>
          </table:table-cell>
          <table:table-cell office:value-type="float" office:value="1690">
            <text:p>1690</text:p>
          </table:table-cell>
          <table:table-cell office:value-type="float" office:value="1010">
            <text:p>1010</text:p>
          </table:table-cell>
          <table:table-cell table:formula="of:=-((4096/2)-[.B53])*0.0328" office:value-type="float" office:value="-11.7424">
            <text:p>-11.7424</text:p>
          </table:table-cell>
          <table:table-cell table:formula="of:=((1440/2)-[.C53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table:number-columns-repeated="1017"/>
        </table:table-row>
        <table:table-row table:style-name="ro1">
          <table:table-cell office:value-type="string">
            <text:p>Office3621</text:p>
          </table:table-cell>
          <table:table-cell office:value-type="float" office:value="1772">
            <text:p>1772</text:p>
          </table:table-cell>
          <table:table-cell office:value-type="float" office:value="1010">
            <text:p>1010</text:p>
          </table:table-cell>
          <table:table-cell table:formula="of:=-((4096/2)-[.B54])*0.0328" office:value-type="float" office:value="-9.0528">
            <text:p>-9.0528</text:p>
          </table:table-cell>
          <table:table-cell table:formula="of:=((1440/2)-[.C54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office:value-type="string">
            <text:p>EHall5</text:p>
          </table:table-cell>
          <table:table-cell table:number-columns-repeated="1016"/>
        </table:table-row>
        <table:table-row table:style-name="ro1">
          <table:table-cell office:value-type="string">
            <text:p>Office3619</text:p>
          </table:table-cell>
          <table:table-cell office:value-type="float" office:value="1859">
            <text:p>1859</text:p>
          </table:table-cell>
          <table:table-cell office:value-type="float" office:value="1010">
            <text:p>1010</text:p>
          </table:table-cell>
          <table:table-cell table:formula="of:=-((4096/2)-[.B55])*0.0328" office:value-type="float" office:value="-6.1992">
            <text:p>-6.1992</text:p>
          </table:table-cell>
          <table:table-cell table:formula="of:=((1440/2)-[.C55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office:value-type="string">
            <text:p>EHall5</text:p>
          </table:table-cell>
          <table:table-cell table:number-columns-repeated="1016"/>
        </table:table-row>
        <table:table-row table:style-name="ro1">
          <table:table-cell office:value-type="string">
            <text:p>Office3617</text:p>
          </table:table-cell>
          <table:table-cell office:value-type="float" office:value="1942">
            <text:p>1942</text:p>
          </table:table-cell>
          <table:table-cell office:value-type="float" office:value="1010">
            <text:p>1010</text:p>
          </table:table-cell>
          <table:table-cell table:formula="of:=-((4096/2)-[.B56])*0.0328" office:value-type="float" office:value="-3.4768">
            <text:p>-3.4768</text:p>
          </table:table-cell>
          <table:table-cell table:formula="of:=((1440/2)-[.C56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5</text:p>
          </table:table-cell>
          <table:table-cell table:number-columns-repeated="1017"/>
        </table:table-row>
        <table:table-row table:style-name="ro1">
          <table:table-cell office:value-type="string">
            <text:p>Office3615</text:p>
          </table:table-cell>
          <table:table-cell office:value-type="float" office:value="2022">
            <text:p>2022</text:p>
          </table:table-cell>
          <table:table-cell office:value-type="float" office:value="1010">
            <text:p>1010</text:p>
          </table:table-cell>
          <table:table-cell table:formula="of:=-((4096/2)-[.B57])*0.0328" office:value-type="float" office:value="-0.8528">
            <text:p>-0.8528</text:p>
          </table:table-cell>
          <table:table-cell table:formula="of:=((1440/2)-[.C57])*0.0328" office:value-type="float" office:value="-9.512">
            <text:p>-9.512</text:p>
          </table:table-cell>
          <table:table-cell office:value-type="string">
            <text:p>O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 table:number-columns-repeated="1016"/>
        </table:table-row>
        <table:table-row table:style-name="ro1">
          <table:table-cell office:value-type="string">
            <text:p>Office3575</text:p>
          </table:table-cell>
          <table:table-cell office:value-type="float" office:value="592">
            <text:p>592</text:p>
          </table:table-cell>
          <table:table-cell office:value-type="float" office:value="266">
            <text:p>266</text:p>
          </table:table-cell>
          <table:table-cell table:formula="of:=-((4096/2)-[.B58])*0.0328" office:value-type="float" office:value="-47.7568">
            <text:p>-47.7568</text:p>
          </table:table-cell>
          <table:table-cell table:formula="of:=((1440/2)-[.C58])*0.0328" office:value-type="float" office:value="14.8912">
            <text:p>14.8912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table:number-columns-repeated="1017"/>
        </table:table-row>
        <table:table-row table:style-name="ro1">
          <table:table-cell office:value-type="string">
            <text:p>Office3573</text:p>
          </table:table-cell>
          <table:table-cell office:value-type="float" office:value="678">
            <text:p>678</text:p>
          </table:table-cell>
          <table:table-cell office:value-type="float" office:value="269">
            <text:p>269</text:p>
          </table:table-cell>
          <table:table-cell table:formula="of:=-((4096/2)-[.B59])*0.0328" office:value-type="float" office:value="-44.936">
            <text:p>-44.936</text:p>
          </table:table-cell>
          <table:table-cell table:formula="of:=((1440/2)-[.C59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office:value-type="string">
            <text:p>WHall1</text:p>
          </table:table-cell>
          <table:table-cell table:number-columns-repeated="1016"/>
        </table:table-row>
        <table:table-row table:style-name="ro1">
          <table:table-cell office:value-type="string">
            <text:p>Office3571</text:p>
          </table:table-cell>
          <table:table-cell office:value-type="float" office:value="762">
            <text:p>762</text:p>
          </table:table-cell>
          <table:table-cell office:value-type="float" office:value="269">
            <text:p>269</text:p>
          </table:table-cell>
          <table:table-cell table:formula="of:=-((4096/2)-[.B60])*0.0328" office:value-type="float" office:value="-42.1808">
            <text:p>-42.1808</text:p>
          </table:table-cell>
          <table:table-cell table:formula="of:=((1440/2)-[.C60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office:value-type="string">
            <text:p>WHall1</text:p>
          </table:table-cell>
          <table:table-cell table:number-columns-repeated="1016"/>
        </table:table-row>
        <table:table-row table:style-name="ro1">
          <table:table-cell office:value-type="string">
            <text:p>Office3569</text:p>
          </table:table-cell>
          <table:table-cell office:value-type="float" office:value="847">
            <text:p>847</text:p>
          </table:table-cell>
          <table:table-cell office:value-type="float" office:value="269">
            <text:p>269</text:p>
          </table:table-cell>
          <table:table-cell table:formula="of:=-((4096/2)-[.B61])*0.0328" office:value-type="float" office:value="-39.3928">
            <text:p>-39.3928</text:p>
          </table:table-cell>
          <table:table-cell table:formula="of:=((1440/2)-[.C61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table:number-columns-repeated="1017"/>
        </table:table-row>
        <table:table-row table:style-name="ro1">
          <table:table-cell office:value-type="string">
            <text:p>Office3559</text:p>
          </table:table-cell>
          <table:table-cell office:value-type="float" office:value="931">
            <text:p>931</text:p>
          </table:table-cell>
          <table:table-cell office:value-type="float" office:value="269">
            <text:p>269</text:p>
          </table:table-cell>
          <table:table-cell table:formula="of:=-((4096/2)-[.B62])*0.0328" office:value-type="float" office:value="-36.6376">
            <text:p>-36.6376</text:p>
          </table:table-cell>
          <table:table-cell table:formula="of:=((1440/2)-[.C62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table:number-columns-repeated="1017"/>
        </table:table-row>
        <table:table-row table:style-name="ro1">
          <table:table-cell office:value-type="string">
            <text:p>Office3557</text:p>
          </table:table-cell>
          <table:table-cell office:value-type="float" office:value="1016">
            <text:p>1016</text:p>
          </table:table-cell>
          <table:table-cell office:value-type="float" office:value="269">
            <text:p>269</text:p>
          </table:table-cell>
          <table:table-cell table:formula="of:=-((4096/2)-[.B63])*0.0328" office:value-type="float" office:value="-33.8496">
            <text:p>-33.8496</text:p>
          </table:table-cell>
          <table:table-cell table:formula="of:=((1440/2)-[.C63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office:value-type="string">
            <text:p>WHall2</text:p>
          </table:table-cell>
          <table:table-cell table:number-columns-repeated="1016"/>
        </table:table-row>
        <table:table-row table:style-name="ro1">
          <table:table-cell office:value-type="string">
            <text:p>Office3555</text:p>
          </table:table-cell>
          <table:table-cell office:value-type="float" office:value="1100">
            <text:p>1100</text:p>
          </table:table-cell>
          <table:table-cell office:value-type="float" office:value="269">
            <text:p>269</text:p>
          </table:table-cell>
          <table:table-cell table:formula="of:=-((4096/2)-[.B64])*0.0328" office:value-type="float" office:value="-31.0944">
            <text:p>-31.0944</text:p>
          </table:table-cell>
          <table:table-cell table:formula="of:=((1440/2)-[.C64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table:number-columns-repeated="1017"/>
        </table:table-row>
        <table:table-row table:style-name="ro1">
          <table:table-cell office:value-type="string">
            <text:p>Office3551</text:p>
          </table:table-cell>
          <table:table-cell office:value-type="float" office:value="1184">
            <text:p>1184</text:p>
          </table:table-cell>
          <table:table-cell office:value-type="float" office:value="269">
            <text:p>269</text:p>
          </table:table-cell>
          <table:table-cell table:formula="of:=-((4096/2)-[.B65])*0.0328" office:value-type="float" office:value="-28.3392">
            <text:p>-28.3392</text:p>
          </table:table-cell>
          <table:table-cell table:formula="of:=((1440/2)-[.C65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table:number-columns-repeated="1017"/>
        </table:table-row>
        <table:table-row table:style-name="ro1">
          <table:table-cell office:value-type="string">
            <text:p>Office3547</text:p>
          </table:table-cell>
          <table:table-cell office:value-type="float" office:value="1270">
            <text:p>1270</text:p>
          </table:table-cell>
          <table:table-cell office:value-type="float" office:value="269">
            <text:p>269</text:p>
          </table:table-cell>
          <table:table-cell table:formula="of:=-((4096/2)-[.B66])*0.0328" office:value-type="float" office:value="-25.5184">
            <text:p>-25.5184</text:p>
          </table:table-cell>
          <table:table-cell table:formula="of:=((1440/2)-[.C66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office:value-type="string">
            <text:p>WHall3</text:p>
          </table:table-cell>
          <table:table-cell table:number-columns-repeated="1016"/>
        </table:table-row>
        <table:table-row table:style-name="ro1">
          <table:table-cell office:value-type="string">
            <text:p>Office3545</text:p>
          </table:table-cell>
          <table:table-cell office:value-type="float" office:value="1354">
            <text:p>1354</text:p>
          </table:table-cell>
          <table:table-cell office:value-type="float" office:value="269">
            <text:p>269</text:p>
          </table:table-cell>
          <table:table-cell table:formula="of:=-((4096/2)-[.B67])*0.0328" office:value-type="float" office:value="-22.7632">
            <text:p>-22.7632</text:p>
          </table:table-cell>
          <table:table-cell table:formula="of:=((1440/2)-[.C67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office:value-type="string">
            <text:p>WHall3</text:p>
          </table:table-cell>
          <table:table-cell table:number-columns-repeated="1016"/>
        </table:table-row>
        <table:table-row table:style-name="ro1">
          <table:table-cell office:value-type="string">
            <text:p>Office3537</text:p>
          </table:table-cell>
          <table:table-cell office:value-type="float" office:value="1438">
            <text:p>1438</text:p>
          </table:table-cell>
          <table:table-cell office:value-type="float" office:value="269">
            <text:p>269</text:p>
          </table:table-cell>
          <table:table-cell table:formula="of:=-((4096/2)-[.B68])*0.0328" office:value-type="float" office:value="-20.008">
            <text:p>-20.008</text:p>
          </table:table-cell>
          <table:table-cell table:formula="of:=((1440/2)-[.C68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table:number-columns-repeated="1017"/>
        </table:table-row>
        <table:table-row table:style-name="ro1">
          <table:table-cell office:value-type="string">
            <text:p>Office3535</text:p>
          </table:table-cell>
          <table:table-cell office:value-type="float" office:value="1522">
            <text:p>1522</text:p>
          </table:table-cell>
          <table:table-cell office:value-type="float" office:value="269">
            <text:p>269</text:p>
          </table:table-cell>
          <table:table-cell table:formula="of:=-((4096/2)-[.B69])*0.0328" office:value-type="float" office:value="-17.2528">
            <text:p>-17.2528</text:p>
          </table:table-cell>
          <table:table-cell table:formula="of:=((1440/2)-[.C69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office:value-type="string">
            <text:p>WHall4</text:p>
          </table:table-cell>
          <table:table-cell table:number-columns-repeated="1016"/>
        </table:table-row>
        <table:table-row table:style-name="ro1">
          <table:table-cell office:value-type="string">
            <text:p>Office3527</text:p>
          </table:table-cell>
          <table:table-cell office:value-type="float" office:value="1607">
            <text:p>1607</text:p>
          </table:table-cell>
          <table:table-cell office:value-type="float" office:value="269">
            <text:p>269</text:p>
          </table:table-cell>
          <table:table-cell table:formula="of:=-((4096/2)-[.B70])*0.0328" office:value-type="float" office:value="-14.4648">
            <text:p>-14.4648</text:p>
          </table:table-cell>
          <table:table-cell table:formula="of:=((1440/2)-[.C70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office:value-type="string">
            <text:p>WHall4</text:p>
          </table:table-cell>
          <table:table-cell table:number-columns-repeated="1016"/>
        </table:table-row>
        <table:table-row table:style-name="ro1">
          <table:table-cell office:value-type="string">
            <text:p>Office3525</text:p>
          </table:table-cell>
          <table:table-cell office:value-type="float" office:value="1690">
            <text:p>1690</text:p>
          </table:table-cell>
          <table:table-cell office:value-type="float" office:value="269">
            <text:p>269</text:p>
          </table:table-cell>
          <table:table-cell table:formula="of:=-((4096/2)-[.B71])*0.0328" office:value-type="float" office:value="-11.7424">
            <text:p>-11.7424</text:p>
          </table:table-cell>
          <table:table-cell table:formula="of:=((1440/2)-[.C71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table:number-columns-repeated="1017"/>
        </table:table-row>
        <table:table-row table:style-name="ro1">
          <table:table-cell office:value-type="string">
            <text:p>Office3521</text:p>
          </table:table-cell>
          <table:table-cell office:value-type="float" office:value="1776">
            <text:p>1776</text:p>
          </table:table-cell>
          <table:table-cell office:value-type="float" office:value="269">
            <text:p>269</text:p>
          </table:table-cell>
          <table:table-cell table:formula="of:=-((4096/2)-[.B72])*0.0328" office:value-type="float" office:value="-8.9216">
            <text:p>-8.9216</text:p>
          </table:table-cell>
          <table:table-cell table:formula="of:=((1440/2)-[.C72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1">
          <table:table-cell office:value-type="string">
            <text:p>Office3519</text:p>
          </table:table-cell>
          <table:table-cell office:value-type="float" office:value="1860">
            <text:p>1860</text:p>
          </table:table-cell>
          <table:table-cell office:value-type="float" office:value="269">
            <text:p>269</text:p>
          </table:table-cell>
          <table:table-cell table:formula="of:=-((4096/2)-[.B73])*0.0328" office:value-type="float" office:value="-6.1664">
            <text:p>-6.1664</text:p>
          </table:table-cell>
          <table:table-cell table:formula="of:=((1440/2)-[.C73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1">
          <table:table-cell office:value-type="string">
            <text:p>Office3517</text:p>
          </table:table-cell>
          <table:table-cell office:value-type="float" office:value="1944">
            <text:p>1944</text:p>
          </table:table-cell>
          <table:table-cell office:value-type="float" office:value="269">
            <text:p>269</text:p>
          </table:table-cell>
          <table:table-cell table:formula="of:=-((4096/2)-[.B74])*0.0328" office:value-type="float" office:value="-3.4112">
            <text:p>-3.4112</text:p>
          </table:table-cell>
          <table:table-cell table:formula="of:=((1440/2)-[.C74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5</text:p>
          </table:table-cell>
          <table:table-cell table:number-columns-repeated="1017"/>
        </table:table-row>
        <table:table-row table:style-name="ro1">
          <table:table-cell office:value-type="string">
            <text:p>Office3515</text:p>
          </table:table-cell>
          <table:table-cell office:value-type="float" office:value="2028">
            <text:p>2028</text:p>
          </table:table-cell>
          <table:table-cell office:value-type="float" office:value="269">
            <text:p>269</text:p>
          </table:table-cell>
          <table:table-cell table:formula="of:=-((4096/2)-[.B75])*0.0328" office:value-type="float" office:value="-0.656">
            <text:p>-0.656</text:p>
          </table:table-cell>
          <table:table-cell table:formula="of:=((1440/2)-[.C75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5</text:p>
          </table:table-cell>
          <table:table-cell office:value-type="string">
            <text:p>WHall6</text:p>
          </table:table-cell>
          <table:table-cell table:number-columns-repeated="1016"/>
        </table:table-row>
        <table:table-row table:style-name="ro1">
          <table:table-cell office:value-type="string">
            <text:p>Office3511</text:p>
          </table:table-cell>
          <table:table-cell office:value-type="float" office:value="2112">
            <text:p>2112</text:p>
          </table:table-cell>
          <table:table-cell office:value-type="float" office:value="269">
            <text:p>269</text:p>
          </table:table-cell>
          <table:table-cell table:formula="of:=-((4096/2)-[.B76])*0.0328" office:value-type="float" office:value="2.0992">
            <text:p>2.0992</text:p>
          </table:table-cell>
          <table:table-cell table:formula="of:=((1440/2)-[.C76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6</text:p>
          </table:table-cell>
          <table:table-cell table:number-columns-repeated="1017"/>
        </table:table-row>
        <table:table-row table:style-name="ro1">
          <table:table-cell office:value-type="string">
            <text:p>Office3509</text:p>
          </table:table-cell>
          <table:table-cell office:value-type="float" office:value="2152">
            <text:p>2152</text:p>
          </table:table-cell>
          <table:table-cell office:value-type="float" office:value="269">
            <text:p>269</text:p>
          </table:table-cell>
          <table:table-cell table:formula="of:=-((4096/2)-[.B77])*0.0328" office:value-type="float" office:value="3.4112">
            <text:p>3.4112</text:p>
          </table:table-cell>
          <table:table-cell table:formula="of:=((1440/2)-[.C77])*0.0328" office:value-type="float" office:value="14.7928">
            <text:p>14.7928</text:p>
          </table:table-cell>
          <table:table-cell office:value-type="string">
            <text:p>O</text:p>
          </table:table-cell>
          <table:table-cell office:value-type="string">
            <text:p>WHall6</text:p>
          </table:table-cell>
          <table:table-cell table:number-columns-repeated="1017"/>
        </table:table-row>
        <table:table-row table:style-name="ro1">
          <table:table-cell office:value-type="string">
            <text:p>RNDLab</text:p>
          </table:table-cell>
          <table:table-cell office:value-type="float" office:value="2630">
            <text:p>2630</text:p>
          </table:table-cell>
          <table:table-cell office:value-type="float" office:value="322">
            <text:p>322</text:p>
          </table:table-cell>
          <table:table-cell table:formula="of:=-((4096/2)-[.B78])*0.0328" office:value-type="float" office:value="19.0896">
            <text:p>19.0896</text:p>
          </table:table-cell>
          <table:table-cell table:formula="of:=((1440/2)-[.C78])*0.0328" office:value-type="float" office:value="13.0544">
            <text:p>13.0544</text:p>
          </table:table-cell>
          <table:table-cell office:value-type="string">
            <text:p>L</text:p>
          </table:table-cell>
          <table:table-cell office:value-type="string">
            <text:p>NWDoor</text:p>
          </table:table-cell>
          <table:table-cell office:value-type="string">
            <text:p>VendDoor</text:p>
          </table:table-cell>
          <table:table-cell table:number-columns-repeated="1016"/>
        </table:table-row>
        <table:table-row table:style-name="ro1">
          <table:table-cell office:value-type="string">
            <text:p>HonorsLab</text:p>
          </table:table-cell>
          <table:table-cell office:value-type="float" office:value="2630">
            <text:p>2630</text:p>
          </table:table-cell>
          <table:table-cell office:value-type="float" office:value="956">
            <text:p>956</text:p>
          </table:table-cell>
          <table:table-cell table:formula="of:=-((4096/2)-[.B79])*0.0328" office:value-type="float" office:value="19.0896">
            <text:p>19.0896</text:p>
          </table:table-cell>
          <table:table-cell table:formula="of:=((1440/2)-[.C79])*0.0328" office:value-type="float" office:value="-7.7408">
            <text:p>-7.7408</text:p>
          </table:table-cell>
          <table:table-cell office:value-type="string">
            <text:p>L</text:p>
          </table:table-cell>
          <table:table-cell office:value-type="string">
            <text:p>AtriumSE</text:p>
          </table:table-cell>
          <table:table-cell office:value-type="string">
            <text:p>NEHall</text:p>
          </table:table-cell>
          <table:table-cell table:number-columns-repeated="1016"/>
        </table:table-row>
        <table:table-row table:style-name="ro1">
          <table:table-cell office:value-type="string">
            <text:p>ICL1</text:p>
          </table:table-cell>
          <table:table-cell office:value-type="float" office:value="1726">
            <text:p>1726</text:p>
          </table:table-cell>
          <table:table-cell office:value-type="float" office:value="345">
            <text:p>345</text:p>
          </table:table-cell>
          <table:table-cell table:formula="of:=-((4096/2)-[.B80])*0.0328" office:value-type="float" office:value="-10.5616">
            <text:p>-10.5616</text:p>
          </table:table-cell>
          <table:table-cell table:formula="of:=((1440/2)-[.C80])*0.0328" office:value-type="float" office:value="12.3">
            <text:p>12.3</text:p>
          </table:table-cell>
          <table:table-cell office:value-type="string">
            <text:p>L</text:p>
          </table:table-cell>
          <table:table-cell office:value-type="string">
            <text:p>WHall4</text:p>
          </table:table-cell>
          <table:table-cell table:number-columns-repeated="1017"/>
        </table:table-row>
        <table:table-row table:style-name="ro1">
          <table:table-cell office:value-type="string">
            <text:p>ICL2</text:p>
          </table:table-cell>
          <table:table-cell office:value-type="float" office:value="1347">
            <text:p>1347</text:p>
          </table:table-cell>
          <table:table-cell office:value-type="float" office:value="345">
            <text:p>345</text:p>
          </table:table-cell>
          <table:table-cell table:formula="of:=-((4096/2)-[.B81])*0.0328" office:value-type="float" office:value="-22.9928">
            <text:p>-22.9928</text:p>
          </table:table-cell>
          <table:table-cell table:formula="of:=((1440/2)-[.C81])*0.0328" office:value-type="float" office:value="12.3">
            <text:p>12.3</text:p>
          </table:table-cell>
          <table:table-cell office:value-type="string">
            <text:p>L</text:p>
          </table:table-cell>
          <table:table-cell office:value-type="string">
            <text:p>WHall3</text:p>
          </table:table-cell>
          <table:table-cell table:number-columns-repeated="1017"/>
        </table:table-row>
        <table:table-row table:style-name="ro1">
          <table:table-cell office:value-type="string">
            <text:p>ICL3</text:p>
          </table:table-cell>
          <table:table-cell office:value-type="float" office:value="1062">
            <text:p>1062</text:p>
          </table:table-cell>
          <table:table-cell office:value-type="float" office:value="345">
            <text:p>345</text:p>
          </table:table-cell>
          <table:table-cell table:formula="of:=-((4096/2)-[.B82])*0.0328" office:value-type="float" office:value="-32.3408">
            <text:p>-32.3408</text:p>
          </table:table-cell>
          <table:table-cell table:formula="of:=((1440/2)-[.C82])*0.0328" office:value-type="float" office:value="12.3">
            <text:p>12.3</text:p>
          </table:table-cell>
          <table:table-cell office:value-type="string">
            <text:p>L</text:p>
          </table:table-cell>
          <table:table-cell office:value-type="string">
            <text:p>WHall2</text:p>
          </table:table-cell>
          <table:table-cell table:number-columns-repeated="1017"/>
        </table:table-row>
        <table:table-row table:style-name="ro1">
          <table:table-cell office:value-type="string">
            <text:p>ICL5</text:p>
          </table:table-cell>
          <table:table-cell office:value-type="float" office:value="1341">
            <text:p>1341</text:p>
          </table:table-cell>
          <table:table-cell office:value-type="float" office:value="931">
            <text:p>931</text:p>
          </table:table-cell>
          <table:table-cell table:formula="of:=-((4096/2)-[.B83])*0.0328" office:value-type="float" office:value="-23.1896">
            <text:p>-23.1896</text:p>
          </table:table-cell>
          <table:table-cell table:formula="of:=((1440/2)-[.C83])*0.0328" office:value-type="float" office:value="-6.9208">
            <text:p>-6.9208</text:p>
          </table:table-cell>
          <table:table-cell office:value-type="string">
            <text:p>L</text:p>
          </table:table-cell>
          <table:table-cell office:value-type="string">
            <text:p>EHall3</text:p>
          </table:table-cell>
          <table:table-cell table:number-columns-repeated="1017"/>
        </table:table-row>
        <table:table-row table:style-name="ro1">
          <table:table-cell office:value-type="string">
            <text:p>ICL6</text:p>
          </table:table-cell>
          <table:table-cell office:value-type="float" office:value="1726">
            <text:p>1726</text:p>
          </table:table-cell>
          <table:table-cell office:value-type="float" office:value="931">
            <text:p>931</text:p>
          </table:table-cell>
          <table:table-cell table:formula="of:=-((4096/2)-[.B84])*0.0328" office:value-type="float" office:value="-10.5616">
            <text:p>-10.5616</text:p>
          </table:table-cell>
          <table:table-cell table:formula="of:=((1440/2)-[.C84])*0.0328" office:value-type="float" office:value="-6.9208">
            <text:p>-6.9208</text:p>
          </table:table-cell>
          <table:table-cell office:value-type="string">
            <text:p>L</text:p>
          </table:table-cell>
          <table:table-cell office:value-type="string">
            <text:p>EHall4</text:p>
          </table:table-cell>
          <table:table-cell table:number-columns-repeated="1017"/>
        </table:table-row>
        <table:table-row table:style-name="ro1">
          <table:table-cell office:value-type="string">
            <text:p>PatternLab</text:p>
          </table:table-cell>
          <table:table-cell office:value-type="float" office:value="2077">
            <text:p>2077</text:p>
          </table:table-cell>
          <table:table-cell office:value-type="float" office:value="324">
            <text:p>324</text:p>
          </table:table-cell>
          <table:table-cell table:formula="of:=-((4096/2)-[.B85])*0.0328" office:value-type="float" office:value="0.9512">
            <text:p>0.9512</text:p>
          </table:table-cell>
          <table:table-cell table:formula="of:=((1440/2)-[.C85])*0.0328" office:value-type="float" office:value="12.9888">
            <text:p>12.9888</text:p>
          </table:table-cell>
          <table:table-cell office:value-type="string">
            <text:p>L</text:p>
          </table:table-cell>
          <table:table-cell office:value-type="string">
            <text:p>WHall6</text:p>
          </table:table-cell>
          <table:table-cell office:value-type="string">
            <text:p>WHall5</text:p>
          </table:table-cell>
          <table:table-cell table:number-columns-repeated="1016"/>
        </table:table-row>
        <table:table-row table:style-name="ro1">
          <table:table-cell office:value-type="string">
            <text:p>DistribLab</text:p>
          </table:table-cell>
          <table:table-cell office:value-type="float" office:value="1992">
            <text:p>1992</text:p>
          </table:table-cell>
          <table:table-cell office:value-type="float" office:value="956">
            <text:p>956</text:p>
          </table:table-cell>
          <table:table-cell table:formula="of:=-((4096/2)-[.B86])*0.0328" office:value-type="float" office:value="-1.8368">
            <text:p>-1.8368</text:p>
          </table:table-cell>
          <table:table-cell table:formula="of:=((1440/2)-[.C86])*0.0328" office:value-type="float" office:value="-7.7408">
            <text:p>-7.7408</text:p>
          </table:table-cell>
          <table:table-cell office:value-type="string">
            <text:p>L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 table:number-columns-repeated="1016"/>
        </table:table-row>
        <table:table-row table:style-name="ro1">
          <table:table-cell office:value-type="string">
            <text:p>GraphicsLab</text:p>
          </table:table-cell>
          <table:table-cell office:value-type="float" office:value="2032">
            <text:p>2032</text:p>
          </table:table-cell>
          <table:table-cell office:value-type="float" office:value="956">
            <text:p>956</text:p>
          </table:table-cell>
          <table:table-cell table:formula="of:=-((4096/2)-[.B87])*0.0328" office:value-type="float" office:value="-0.5248">
            <text:p>-0.5248</text:p>
          </table:table-cell>
          <table:table-cell table:formula="of:=((1440/2)-[.C87])*0.0328" office:value-type="float" office:value="-7.7408">
            <text:p>-7.7408</text:p>
          </table:table-cell>
          <table:table-cell office:value-type="string">
            <text:p>L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 table:number-columns-repeated="1016"/>
        </table:table-row>
        <table:table-row table:style-name="ro2">
          <table:table-cell office:value-type="string">
            <text:p>CompStudiesLab</text:p>
          </table:table-cell>
          <table:table-cell office:value-type="float" office:value="2838">
            <text:p>2838</text:p>
          </table:table-cell>
          <table:table-cell office:value-type="float" office:value="718">
            <text:p>718</text:p>
          </table:table-cell>
          <table:table-cell table:formula="of:=-((4096/2)-[.B88])*0.0328" office:value-type="float" office:value="25.912">
            <text:p>25.912</text:p>
          </table:table-cell>
          <table:table-cell table:formula="of:=((1440/2)-[.C88])*0.0328" office:value-type="float" office:value="0.0656">
            <text:p>0.0656</text:p>
          </table:table-cell>
          <table:table-cell office:value-type="string">
            <text:p>L</text:p>
          </table:table-cell>
          <table:table-cell office:value-type="string">
            <text:p>AtriumS3</text:p>
          </table:table-cell>
          <table:table-cell table:number-columns-repeated="1017"/>
        </table:table-row>
        <table:table-row table:style-name="ro1">
          <table:table-cell office:value-type="string">
            <text:p>StudentCenter</text:p>
          </table:table-cell>
          <table:table-cell office:value-type="float" office:value="850">
            <text:p>850</text:p>
          </table:table-cell>
          <table:table-cell office:value-type="float" office:value="931">
            <text:p>931</text:p>
          </table:table-cell>
          <table:table-cell table:formula="of:=-((4096/2)-[.B89])*0.0328" office:value-type="float" office:value="-39.2944">
            <text:p>-39.2944</text:p>
          </table:table-cell>
          <table:table-cell table:formula="of:=((1440/2)-[.C89])*0.0328" office:value-type="float" office:value="-6.9208">
            <text:p>-6.9208</text:p>
          </table:table-cell>
          <table:table-cell office:value-type="string">
            <text:p>L</text:p>
          </table:table-cell>
          <table:table-cell office:value-type="string">
            <text:p>EHall1</text:p>
          </table:table-cell>
          <table:table-cell table:number-columns-repeated="1017"/>
        </table:table-row>
        <table:table-row table:style-name="ro1">
          <table:table-cell office:value-type="string">
            <text:p>GradCenter</text:p>
          </table:table-cell>
          <table:table-cell office:value-type="float" office:value="1226">
            <text:p>1226</text:p>
          </table:table-cell>
          <table:table-cell office:value-type="float" office:value="931">
            <text:p>931</text:p>
          </table:table-cell>
          <table:table-cell table:formula="of:=-((4096/2)-[.B90])*0.0328" office:value-type="float" office:value="-26.9616">
            <text:p>-26.9616</text:p>
          </table:table-cell>
          <table:table-cell table:formula="of:=((1440/2)-[.C90])*0.0328" office:value-type="float" office:value="-6.9208">
            <text:p>-6.9208</text:p>
          </table:table-cell>
          <table:table-cell office:value-type="string">
            <text:p>L</text:p>
          </table:table-cell>
          <table:table-cell office:value-type="string">
            <text:p>EHall2</text:p>
          </table:table-cell>
          <table:table-cell table:number-columns-repeated="1017"/>
        </table:table-row>
        <table:table-row table:style-name="ro1">
          <table:table-cell office:value-type="string">
            <text:p>CSOffice</text:p>
          </table:table-cell>
          <table:table-cell office:value-type="float" office:value="3266">
            <text:p>3266</text:p>
          </table:table-cell>
          <table:table-cell office:value-type="float" office:value="993">
            <text:p>993</text:p>
          </table:table-cell>
          <table:table-cell table:formula="of:=-((4096/2)-[.B91])*0.0328" office:value-type="float" office:value="39.9504">
            <text:p>39.9504</text:p>
          </table:table-cell>
          <table:table-cell table:formula="of:=((1440/2)-[.C91])*0.0328" office:value-type="float" office:value="-8.9544">
            <text:p>-8.9544</text:p>
          </table:table-cell>
          <table:table-cell office:value-type="string">
            <text:p>O</text:p>
          </table:table-cell>
          <table:table-cell office:value-type="string">
            <text:p>AtriumNE</text:p>
          </table:table-cell>
          <table:table-cell table:number-columns-repeated="1017"/>
        </table:table-row>
        <table:table-row table:style-name="ro1">
          <table:table-cell office:value-type="string">
            <text:p>Class3000</text:p>
          </table:table-cell>
          <table:table-cell office:value-type="float" office:value="3263">
            <text:p>3263</text:p>
          </table:table-cell>
          <table:table-cell office:value-type="float" office:value="675">
            <text:p>675</text:p>
          </table:table-cell>
          <table:table-cell table:formula="of:=-((4096/2)-[.B92])*0.0328" office:value-type="float" office:value="39.852">
            <text:p>39.852</text:p>
          </table:table-cell>
          <table:table-cell table:formula="of:=((1440/2)-[.C92])*0.0328" office:value-type="float" office:value="1.476">
            <text:p>1.476</text:p>
          </table:table-cell>
          <table:table-cell office:value-type="string">
            <text:p>C</text:p>
          </table:table-cell>
          <table:table-cell office:value-type="string">
            <text:p>AtriumN</text:p>
          </table:table-cell>
          <table:table-cell table:number-columns-repeated="1017"/>
        </table:table-row>
        <table:table-row table:style-name="ro1">
          <table:table-cell office:value-type="string">
            <text:p>Class3510</text:p>
          </table:table-cell>
          <table:table-cell office:value-type="float" office:value="1881">
            <text:p>1881</text:p>
          </table:table-cell>
          <table:table-cell office:value-type="float" office:value="324">
            <text:p>324</text:p>
          </table:table-cell>
          <table:table-cell table:formula="of:=-((4096/2)-[.B93])*0.0328" office:value-type="float" office:value="-5.4776">
            <text:p>-5.4776</text:p>
          </table:table-cell>
          <table:table-cell table:formula="of:=((1440/2)-[.C93])*0.0328" office:value-type="float" office:value="12.9888">
            <text:p>12.9888</text:p>
          </table:table-cell>
          <table:table-cell office:value-type="string">
            <text:p>C</text:p>
          </table:table-cell>
          <table:table-cell office:value-type="string">
            <text:p>WHall5</text:p>
          </table:table-cell>
          <table:table-cell table:number-columns-repeated="1017"/>
        </table:table-row>
        <table:table-row table:style-name="ro1">
          <table:table-cell office:value-type="string">
            <text:p>Class3560</text:p>
          </table:table-cell>
          <table:table-cell office:value-type="float" office:value="802">
            <text:p>802</text:p>
          </table:table-cell>
          <table:table-cell office:value-type="float" office:value="322">
            <text:p>322</text:p>
          </table:table-cell>
          <table:table-cell table:formula="of:=-((4096/2)-[.B94])*0.0328" office:value-type="float" office:value="-40.8688">
            <text:p>-40.8688</text:p>
          </table:table-cell>
          <table:table-cell table:formula="of:=((1440/2)-[.C94])*0.0328" office:value-type="float" office:value="13.0544">
            <text:p>13.0544</text:p>
          </table:table-cell>
          <table:table-cell office:value-type="string">
            <text:p>C</text:p>
          </table:table-cell>
          <table:table-cell office:value-type="string">
            <text:p>WHall1</text:p>
          </table:table-cell>
          <table:table-cell table:number-columns-repeated="1017"/>
        </table:table-row>
        <table:table-row table:style-name="ro1">
          <table:table-cell office:value-type="string">
            <text:p>Class3690</text:p>
          </table:table-cell>
          <table:table-cell office:value-type="float" office:value="376">
            <text:p>376</text:p>
          </table:table-cell>
          <table:table-cell office:value-type="float" office:value="940">
            <text:p>940</text:p>
          </table:table-cell>
          <table:table-cell table:formula="of:=-((4096/2)-[.B95])*0.0328" office:value-type="float" office:value="-54.8416">
            <text:p>-54.8416</text:p>
          </table:table-cell>
          <table:table-cell table:formula="of:=((1440/2)-[.C95])*0.0328" office:value-type="float" office:value="-7.216">
            <text:p>-7.216</text:p>
          </table:table-cell>
          <table:table-cell office:value-type="string">
            <text:p>C</text:p>
          </table:table-cell>
          <table:table-cell office:value-type="string">
            <text:p>SEStairs</text:p>
          </table:table-cell>
          <table:table-cell table:number-columns-repeated="1017"/>
        </table:table-row>
        <table:table-row table:style-name="ro1">
          <table:table-cell office:value-type="string">
            <text:p>Class3455</text:p>
          </table:table-cell>
          <table:table-cell office:value-type="float" office:value="2081">
            <text:p>2081</text:p>
          </table:table-cell>
          <table:table-cell office:value-type="float" office:value="1016">
            <text:p>1016</text:p>
          </table:table-cell>
          <table:table-cell table:formula="of:=-((4096/2)-[.B96])*0.0328" office:value-type="float" office:value="1.0824">
            <text:p>1.0824</text:p>
          </table:table-cell>
          <table:table-cell table:formula="of:=((1440/2)-[.C96])*0.0328" office:value-type="float" office:value="-9.7088">
            <text:p>-9.7088</text:p>
          </table:table-cell>
          <table:table-cell office:value-type="string">
            <text:p>C</text:p>
          </table:table-cell>
          <table:table-cell office:value-type="string">
            <text:p>EHall6</text:p>
          </table:table-cell>
          <table:table-cell table:number-columns-repeated="1017"/>
        </table:table-row>
        <table:table-row table:style-name="ro1">
          <table:table-cell office:value-type="string">
            <text:p>Class3445</text:p>
          </table:table-cell>
          <table:table-cell office:value-type="float" office:value="2332">
            <text:p>2332</text:p>
          </table:table-cell>
          <table:table-cell office:value-type="float" office:value="1016">
            <text:p>1016</text:p>
          </table:table-cell>
          <table:table-cell table:formula="of:=-((4096/2)-[.B97])*0.0328" office:value-type="float" office:value="9.3152">
            <text:p>9.3152</text:p>
          </table:table-cell>
          <table:table-cell table:formula="of:=((1440/2)-[.C97])*0.0328" office:value-type="float" office:value="-9.7088">
            <text:p>-9.7088</text:p>
          </table:table-cell>
          <table:table-cell office:value-type="string">
            <text:p>C</text:p>
          </table:table-cell>
          <table:table-cell office:value-type="string">
            <text:p>EInter</text:p>
          </table:table-cell>
          <table:table-cell table:number-columns-repeated="1017"/>
        </table:table-row>
        <table:table-row table:style-name="ro1">
          <table:table-cell office:value-type="string">
            <text:p>Class3435S</text:p>
          </table:table-cell>
          <table:table-cell office:value-type="float" office:value="2587">
            <text:p>2587</text:p>
          </table:table-cell>
          <table:table-cell office:value-type="float" office:value="1016">
            <text:p>1016</text:p>
          </table:table-cell>
          <table:table-cell table:formula="of:=-((4096/2)-[.B98])*0.0328" office:value-type="float" office:value="17.6792">
            <text:p>17.6792</text:p>
          </table:table-cell>
          <table:table-cell table:formula="of:=((1440/2)-[.C98])*0.0328" office:value-type="float" office:value="-9.7088">
            <text:p>-9.7088</text:p>
          </table:table-cell>
          <table:table-cell office:value-type="string">
            <text:p>C</text:p>
          </table:table-cell>
          <table:table-cell office:value-type="string">
            <text:p>NEHall</text:p>
          </table:table-cell>
          <table:table-cell table:number-columns-repeated="1017"/>
        </table:table-row>
        <table:table-row table:style-name="ro2">
          <table:table-cell office:value-type="string">
            <text:p>Class3435N</text:p>
          </table:table-cell>
          <table:table-cell office:value-type="float" office:value="2868">
            <text:p>2868</text:p>
          </table:table-cell>
          <table:table-cell office:value-type="float" office:value="1016">
            <text:p>1016</text:p>
          </table:table-cell>
          <table:table-cell table:formula="of:=-((4096/2)-[.B99])*0.0328" office:value-type="float" office:value="26.896">
            <text:p>26.896</text:p>
          </table:table-cell>
          <table:table-cell table:formula="of:=((1440/2)-[.C99])*0.0328" office:value-type="float" office:value="-9.7088">
            <text:p>-9.7088</text:p>
          </table:table-cell>
          <table:table-cell office:value-type="string">
            <text:p>C</text:p>
          </table:table-cell>
          <table:table-cell office:value-type="string">
            <text:p>NEDoor</text:p>
          </table:table-cell>
          <table:table-cell table:number-columns-repeated="101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Butler</meta:initial-creator>
    <meta:creation-date>2012-06-20T18:56:21</meta:creation-date>
    <dc:date>2013-01-22T12:35:10</dc:date>
    <meta:generator>LibreOffice/3.5$Linux_X86_64 LibreOffice_project/350m1$Build-2</meta:generator>
    <meta:editing-duration>P0D</meta:editing-duration>
    <meta:editing-cycles>4</meta:editing-cycles>
    <dc:creator>Karl Berger</dc:creator>
    <meta:document-statistic meta:table-count="1" meta:cell-count="760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